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140</text:span><text:line-break/> Arco 139 – Risulta finanziato dal Senatore Marchese Girolamo Albergati. Arco dello Stradello degli Orbi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43:40.30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18" meta:character-count="116"/>
  </office:meta>
</office:document-meta>
</file>